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2H46M45.000S" table:style-name="ce9">
            <text:p>12:46:45</text:p>
          </table:table-cell>
          <table:table-cell office:value-type="string" table:style-name="ce12">
            <text:p>Last</text:p>
          </table:table-cell>
          <table:table-cell office:value-type="time" office:time-value="PT12H49M15.000S" table:style-name="ce9">
            <text:p>12:49:1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0666666666666664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7.85" table:style-name="ce14">
            <text:p>37.9</text:p>
          </table:table-cell>
          <table:table-cell office:value-type="float" office:value="15.333333333333334" table:style-name="ce14">
            <text:p>15.3</text:p>
          </table:table-cell>
          <table:table-cell office:value-type="float" office:value="8.3333333333333329E-2" table:style-name="ce14">
            <text:p>0.1</text:p>
          </table:table-cell>
          <table:table-cell office:value-type="float" office:value="46.733333333333341" table:style-name="ce14">
            <text:p>46.7</text:p>
          </table:table-cell>
          <table:table-cell office:value-type="float" office:value="53.183333333333337" table:style-name="ce14">
            <text:p>53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6.600000000000001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5" table:style-name="ce14">
            <text:p>80.5</text:p>
          </table:table-cell>
          <table:table-cell office:value-type="float" office:value="24.3" table:style-name="ce14">
            <text:p>24.3</text:p>
          </table:table-cell>
          <table:table-cell office:value-type="float" office:value="0.3" table:style-name="ce14">
            <text:p>0.3</text:p>
          </table:table-cell>
          <table:table-cell office:value-type="float" office:value="97.7" table:style-name="ce14">
            <text:p>97.7</text:p>
          </table:table-cell>
          <table:table-cell office:value-type="float" office:value="95.3" table:style-name="ce14">
            <text:p>95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2H48M15.000S" table:style-name="ce9">
            <text:p>12:48:1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1268163804491413" table:style-name="ce14">
            <text:p>2.1</text:p>
          </table:table-cell>
          <table:table-cell office:value-type="float" office:value="1.5847826086956522" table:style-name="ce14">
            <text:p>1.6</text:p>
          </table:table-cell>
          <table:table-cell office:value-type="float" office:value="3.6" table:style-name="ce14">
            <text:p>3.6</text:p>
          </table:table-cell>
          <table:table-cell office:value-type="float" office:value="2.0905848787446502" table:style-name="ce14">
            <text:p>2.1</text:p>
          </table:table-cell>
          <table:table-cell office:value-type="float" office:value="1.7919147602632401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10.01200000000003" table:style-name="ce13">
            <text:p>2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46.440S" table:style-name="ce6">
            <text:p>00:12: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3834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1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45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586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8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291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71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88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609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25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288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2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4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19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89187 0 41642 1370032 7614 0 1067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8365 0 11200 337345 1898 0 541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51572 0 10767 338400 2499 0 19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7076 0 10172 344035 1936 0 178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2173 0 9501 350250 1279 0 147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782311 49 1034 0 0 0 0 2 0 1 0 0 0 2196 0 22239 70 0 0 0 0 0 0 0 22 0 0 0 0 0 0 0 0 29316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4253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4561990 0 907856 100220 12794120 22279 0 1010 250788 342 485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88690575 12720989 <text:s text:c="3"/>0 <text:s text:c="3"/>0 <text:s text:c="3"/>0 <text:s text:c="4"/>0 <text:s text:c="9"/>0 <text:s text:c="8"/>0 2288690575 127209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9766746 <text:s/>127312 <text:s text:c="3"/>0 <text:s text:c="3"/>1 <text:s text:c="3"/>0 <text:s text:c="4"/>0 <text:s text:c="9"/>0 <text:s text:c="8"/>0 319045802 <text:s/>25719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80 5792 702062 244772 10054 398027 3274952 3116804 0 107752 3367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78 5761 701010 244196 10054 398027 3274952 3116804 0 107576 3367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126198 21 20 8 50 29 42 20 0 1 0 4 2932736 413 4294967295 12939264 13039100 0 0 0 0 0 4096 536946211 4294967295 0 0 0 2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7312 errors:0 dropped:1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5719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9766746 (19.7 MB) <text:s/>TX bytes:319045802 (319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72098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7209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88690575 (2.2 GB) <text:s/>TX bytes:2288690575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8 <text:s text:c="5"/>2862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68056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11111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7.7" table:style-name="ce1">
            <text:p>97.7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60.5" table:style-name="ce1">
            <text:p>60.5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80.5" table:style-name="ce1">
            <text:p>80.5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4.7" table:style-name="ce1">
            <text:p>4.7</text:p>
          </table:table-cell>
          <table:table-cell office:value-type="float" office:value="95.3" table:style-name="ce1">
            <text:p>9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47.3" table:style-name="ce1">
            <text:p>47.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.1" table:style-name="ce1">
            <text:p>0.1</text:p>
          </table:table-cell>
          <table:table-cell office:value-type="float" office:value="34.4" table:style-name="ce1">
            <text:p>34.4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3.3" table:style-name="ce1">
            <text:p>23.3</text:p>
          </table:table-cell>
          <table:table-cell office:value-type="float" office:value="24.3" table:style-name="ce1">
            <text:p>24.3</text:p>
          </table:table-cell>
          <table:table-cell office:value-type="float" office:value="0.1" table:style-name="ce1">
            <text:p>0.1</text:p>
          </table:table-cell>
          <table:table-cell office:value-type="float" office:value="52.4" table:style-name="ce1">
            <text:p>52.4</text:p>
          </table:table-cell>
          <table:table-cell office:value-type="float" office:value="47.6" table:style-name="ce1">
            <text:p>4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4.2" table:style-name="ce1">
            <text:p>14.2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61.7" table:style-name="ce1">
            <text:p>61.7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85" table:style-name="ce1">
            <text:p>37.85</text:p>
          </table:table-cell>
          <table:table-cell office:value-type="float" office:value="15.333333333333334" table:style-name="ce1">
            <text:p>15.33333333</text:p>
          </table:table-cell>
          <table:table-cell office:value-type="float" office:value="8.3333333333333329E-2" table:style-name="ce1">
            <text:p>0.083333333</text:p>
          </table:table-cell>
          <table:table-cell office:value-type="float" office:value="46.733333333333341" table:style-name="ce1">
            <text:p>46.73333333</text:p>
          </table:table-cell>
          <table:table-cell office:value-type="float" office:value="53.183333333333337" table:style-name="ce1">
            <text:p>53.1833333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7.783333333333339" table:style-name="ce11">
            <text:p>37.8</text:p>
          </table:table-cell>
          <table:table-cell office:value-type="float" office:value="15.216666666666667" table:style-name="ce11">
            <text:p>15.2</text:p>
          </table:table-cell>
          <table:table-cell office:value-type="float" office:value="0.19999999999999998" table:style-name="ce11">
            <text:p>0.2</text:p>
          </table:table-cell>
          <table:table-cell office:value-type="float" office:value="46.79999999999999" table:style-name="ce11">
            <text:p>4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0.533333333333339" table:style-name="ce11">
            <text:p>40.5</text:p>
          </table:table-cell>
          <table:table-cell office:value-type="float" office:value="16.366666666666667" table:style-name="ce11">
            <text:p>16.4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43.016666666666673" table:style-name="ce11">
            <text:p>4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0.466666666666669" table:style-name="ce11">
            <text:p>40.5</text:p>
          </table:table-cell>
          <table:table-cell office:value-type="float" office:value="14.299999999999999" table:style-name="ce11">
            <text:p>14.3</text:p>
          </table:table-cell>
          <table:table-cell office:value-type="float" office:value="0.11666666666666665" table:style-name="ce11">
            <text:p>0.1</text:p>
          </table:table-cell>
          <table:table-cell office:value-type="float" office:value="45.099999999999994" table:style-name="ce11">
            <text:p>4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9.216666666666661" table:style-name="ce11">
            <text:p>39.2</text:p>
          </table:table-cell>
          <table:table-cell office:value-type="float" office:value="16.666666666666668" table:style-name="ce11">
            <text:p>16.7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44.06666666666667" table:style-name="ce11">
            <text:p>44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68056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11111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0" table:style-name="ce1">
            <text:p>0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0" table:style-name="ce1">
            <text:p>0</text:p>
          </table:table-cell>
          <table:table-cell office:value-type="float" office:value="1386.8" table:style-name="ce1">
            <text:p>1386.8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0" table:style-name="ce1">
            <text:p>0</text:p>
          </table:table-cell>
          <table:table-cell office:value-type="float" office:value="2639" table:style-name="ce1">
            <text:p>2639</text:p>
          </table:table-cell>
          <table:table-cell office:value-type="float" office:value="16.600000000000001" table:style-name="ce1">
            <text:p>16.6</text:p>
          </table:table-cell>
          <table:table-cell table:number-columns-repeated="16380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0" table:style-name="ce1">
            <text:p>0</text:p>
          </table:table-cell>
          <table:table-cell office:value-type="float" office:value="1965.4" table:style-name="ce1">
            <text:p>1965.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0" table:style-name="ce1">
            <text:p>0</text:p>
          </table:table-cell>
          <table:table-cell office:value-type="float" office:value="868.8" table:style-name="ce1">
            <text:p>868.8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1166.7333333333333" table:formula="msoxl:=AVERAGE(C2:C7)" table:style-name="ce8">
            <text:p>1166.7</text:p>
          </table:table-cell>
          <table:table-cell office:value-type="float" office:value="8.0666666666666664" table:formula="msoxl:=AVERAGE(D2:D7)" table:style-name="ce8">
            <text:p>8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763.87314629640196" table:formula="msoxl:=IF(C9=0,0,MAX(SUMPRODUCT(C2:C7,C2:C7)/SUM(C2:C7)-C9,0))" table:style-name="ce8">
            <text:p>763.9</text:p>
          </table:table-cell>
          <table:table-cell office:value-type="float" office:value="2.951515151515153" table:formula="msoxl:=IF(D9=0,0,MAX(SUMPRODUCT(D2:D7,D2:D7)/SUM(D2:D7)-D9,0))" table:style-name="ce8">
            <text:p>3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708.3935203702647" table:formula="msoxl:=ABS(MAX(C2:C7)-C9-C10)" table:style-name="ce8">
            <text:p>708.4</text:p>
          </table:table-cell>
          <table:table-cell office:value-type="float" office:value="5.581818181818182" table:formula="msoxl:=ABS(MAX(D2:D7)-D9-D10)" table:style-name="ce8">
            <text:p>5.6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68056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11111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" table:style-name="ce1">
            <text:p>20</text:p>
          </table:table-cell>
          <table:table-cell table:number-columns-repeated="1612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101.2" table:style-name="ce1">
            <text:p>101.2</text:p>
          </table:table-cell>
          <table:table-cell office:value-type="float" office:value="101.2" table:style-name="ce1">
            <text:p>10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.4" table:style-name="ce1">
            <text:p>202.4</text:p>
          </table:table-cell>
          <table:table-cell table:number-columns-repeated="1612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214.5" table:style-name="ce1">
            <text:p>214.5</text:p>
          </table:table-cell>
          <table:table-cell office:value-type="float" office:value="214.5" table:style-name="ce1">
            <text:p>2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9" table:style-name="ce1">
            <text:p>429</text:p>
          </table:table-cell>
          <table:table-cell table:number-columns-repeated="1612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158.4" table:style-name="ce1">
            <text:p>158.4</text:p>
          </table:table-cell>
          <table:table-cell office:value-type="float" office:value="158.4" table:style-name="ce1">
            <text:p>1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6.8" table:style-name="ce1">
            <text:p>316.8</text:p>
          </table:table-cell>
          <table:table-cell table:number-columns-repeated="1612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178.7" table:style-name="ce1">
            <text:p>178.7</text:p>
          </table:table-cell>
          <table:table-cell office:value-type="float" office:value="178.7" table:style-name="ce1">
            <text:p>17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7.4" table:style-name="ce1">
            <text:p>357.4</text:p>
          </table:table-cell>
          <table:table-cell table:number-columns-repeated="1612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0.60000000000002" table:style-name="ce1">
            <text:p>26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2.18333333333331" table:formula="msoxl:=AVERAGE(B2:B7)" table:style-name="ce8">
            <text:p>132.2</text:p>
          </table:table-cell>
          <table:table-cell office:value-type="float" office:value="132.18333333333331" table:formula="msoxl:=AVERAGE(C2:C7)" table:style-name="ce8">
            <text:p>132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2.176810406422106" table:formula="msoxl:=IF(B9=0,0,MAX(SUMPRODUCT(B2:B7,B2:B7)/SUM(B2:B7)-B9,0))" table:style-name="ce8">
            <text:p>32.2</text:p>
          </table:table-cell>
          <table:table-cell office:value-type="float" office:value="32.176810406422106" table:formula="msoxl:=IF(C9=0,0,MAX(SUMPRODUCT(C2:C7,C2:C7)/SUM(C2:C7)-C9,0))" table:style-name="ce8">
            <text:p>32.2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0.139856260244585" table:formula="msoxl:=ABS(MAX(B2:B7)-B9-B10)" table:style-name="ce8">
            <text:p>50.1</text:p>
          </table:table-cell>
          <table:table-cell office:value-type="float" office:value="50.139856260244585" table:formula="msoxl:=ABS(MAX(C2:C7)-C9-C10)" table:style-name="ce8">
            <text:p>50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4.36014373975542" table:formula="msoxl:=B9+ B10" table:style-name="ce8">
            <text:p>164.4</text:p>
          </table:table-cell>
          <table:table-cell office:value-type="float" office:value="164.36014373975542" table:formula="msoxl:=C9+ C10" table:style-name="ce8">
            <text:p>164.4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68056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11111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9" table:style-name="ce1">
            <text:p>0.9</text:p>
          </table:table-cell>
          <table:table-cell table:number-columns-repeated="1612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3.7" table:style-name="ce1">
            <text:p>3.7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5" table:style-name="ce1">
            <text:p>7.5</text:p>
          </table:table-cell>
          <table:table-cell table:number-columns-repeated="1612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5" table:style-name="ce1">
            <text:p>2.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333333333333333" table:formula="msoxl:=AVERAGE(B2:B7)" table:style-name="ce8">
            <text:p>1.8</text:p>
          </table:table-cell>
          <table:table-cell office:value-type="float" office:value="1.9833333333333332" table:formula="msoxl:=AVERAGE(C2:C7)" table:style-name="ce8">
            <text:p>2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266666666666671" table:formula="msoxl:=IF(B9=0,0,MAX(SUMPRODUCT(B2:B7,B2:B7)/SUM(B2:B7)-B9,0))" table:style-name="ce8">
            <text:p>1.1</text:p>
          </table:table-cell>
          <table:table-cell office:value-type="float" office:value="0.86288515406162491" table:formula="msoxl:=IF(C9=0,0,MAX(SUMPRODUCT(C2:C7,C2:C7)/SUM(C2:C7)-C9,0))" table:style-name="ce8">
            <text:p>0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3999999999999977" table:formula="msoxl:=ABS(MAX(B2:B7)-B9-B10)" table:style-name="ce8">
            <text:p>0.7</text:p>
          </table:table-cell>
          <table:table-cell office:value-type="float" office:value="0.95378151260504174" table:formula="msoxl:=ABS(MAX(C2:C7)-C9-C10)" table:style-name="ce8">
            <text:p>1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9600000000000004" table:formula="msoxl:=B9+ B10" table:style-name="ce8">
            <text:p>3.0</text:p>
          </table:table-cell>
          <table:table-cell office:value-type="float" office:value="2.8462184873949581" table:formula="msoxl:=C9+ C10" table:style-name="ce8">
            <text:p>2.8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68056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11111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68056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11111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" table:style-name="ce1">
            <text:p>73</text:p>
          </table:table-cell>
          <table:table-cell table:number-columns-repeated="1612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.400000000000006" table:style-name="ce1">
            <text:p>67.4</text:p>
          </table:table-cell>
          <table:table-cell table:number-columns-repeated="1612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693.4" table:style-name="ce1">
            <text:p>693.4</text:p>
          </table:table-cell>
          <table:table-cell office:value-type="float" office:value="693.4" table:style-name="ce1">
            <text:p>69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6.8" table:style-name="ce1">
            <text:p>1386.8</text:p>
          </table:table-cell>
          <table:table-cell table:number-columns-repeated="1612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1319.5" table:style-name="ce1">
            <text:p>1319.5</text:p>
          </table:table-cell>
          <table:table-cell office:value-type="float" office:value="1319.5" table:style-name="ce1">
            <text:p>131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39" table:style-name="ce1">
            <text:p>2639</text:p>
          </table:table-cell>
          <table:table-cell table:number-columns-repeated="1612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982.7" table:style-name="ce1">
            <text:p>982.7</text:p>
          </table:table-cell>
          <table:table-cell office:value-type="float" office:value="982.7" table:style-name="ce1">
            <text:p>98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5.4" table:style-name="ce1">
            <text:p>1965.4</text:p>
          </table:table-cell>
          <table:table-cell table:number-columns-repeated="1612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434.4" table:style-name="ce1">
            <text:p>434.4</text:p>
          </table:table-cell>
          <table:table-cell office:value-type="float" office:value="434.4" table:style-name="ce1">
            <text:p>4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8.8" table:style-name="ce1">
            <text:p>86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3.36666666666667" table:formula="msoxl:=AVERAGE(B2:B7)" table:style-name="ce8">
            <text:p>583.4</text:p>
          </table:table-cell>
          <table:table-cell office:value-type="float" office:value="583.36666666666667" table:formula="msoxl:=AVERAGE(C2:C7)" table:style-name="ce8">
            <text:p>583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1.93657314820098" table:formula="msoxl:=IF(B9=0,0,MAX(SUMPRODUCT(B2:B7,B2:B7)/SUM(B2:B7)-B9,0))" table:style-name="ce8">
            <text:p>381.9</text:p>
          </table:table-cell>
          <table:table-cell office:value-type="float" office:value="381.93657314820098" table:formula="msoxl:=IF(C9=0,0,MAX(SUMPRODUCT(C2:C7,C2:C7)/SUM(C2:C7)-C9,0))" table:style-name="ce8">
            <text:p>381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54.19676018513235" table:formula="msoxl:=ABS(MAX(B2:B7)-B9-B10)" table:style-name="ce8">
            <text:p>354.2</text:p>
          </table:table-cell>
          <table:table-cell office:value-type="float" office:value="354.19676018513235" table:formula="msoxl:=ABS(MAX(C2:C7)-C9-C10)" table:style-name="ce8">
            <text:p>354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65.30323981486765" table:formula="msoxl:=B9+ B10" table:style-name="ce8">
            <text:p>965.3</text:p>
          </table:table-cell>
          <table:table-cell office:value-type="float" office:value="965.30323981486765" table:formula="msoxl:=C9+ C10" table:style-name="ce8">
            <text:p>965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68056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11111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0333333333333332" table:formula="msoxl:=AVERAGE(B2:B7)" table:style-name="ce8">
            <text:p>4.0</text:p>
          </table:table-cell>
          <table:table-cell office:value-type="float" office:value="4.0333333333333332" table:formula="msoxl:=AVERAGE(C2:C7)" table:style-name="ce8">
            <text:p>4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757575757575765" table:formula="msoxl:=IF(B9=0,0,MAX(SUMPRODUCT(B2:B7,B2:B7)/SUM(B2:B7)-B9,0))" table:style-name="ce8">
            <text:p>1.5</text:p>
          </table:table-cell>
          <table:table-cell office:value-type="float" office:value="1.4757575757575765" table:formula="msoxl:=IF(C9=0,0,MAX(SUMPRODUCT(C2:C7,C2:C7)/SUM(C2:C7)-C9,0))" table:style-name="ce8">
            <text:p>1.5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790909090909091" table:formula="msoxl:=ABS(MAX(B2:B7)-B9-B10)" table:style-name="ce8">
            <text:p>2.8</text:p>
          </table:table-cell>
          <table:table-cell office:value-type="float" office:value="2.790909090909091" table:formula="msoxl:=ABS(MAX(C2:C7)-C9-C10)" table:style-name="ce8">
            <text:p>2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5090909090909097" table:formula="msoxl:=B9+ B10" table:style-name="ce8">
            <text:p>5.5</text:p>
          </table:table-cell>
          <table:table-cell office:value-type="float" office:value="5.5090909090909097" table:formula="msoxl:=C9+ C10" table:style-name="ce8">
            <text:p>5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68056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083333333333336" table:formula="msoxl:=AVERAGE(B2:B7)" table:style-name="ce8">
            <text:p>58.1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47297943565718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145193687231" table:formula="msoxl:=ABS(MAX(B2:B7)-B9-B10)" table:style-name="ce8">
            <text:p>0.5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68056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11111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1.3" table:style-name="ce1">
            <text:p>4281.3</text:p>
          </table:table-cell>
          <table:table-cell office:value-type="float" office:value="3575.6" table:style-name="ce1">
            <text:p>3575.6</text:p>
          </table:table-cell>
          <table:table-cell office:value-type="float" office:value="705.7" table:style-name="ce1">
            <text:p>705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6" table:style-name="ce1">
            <text:p>707.6</text:p>
          </table:table-cell>
          <table:table-cell office:value-type="float" office:value="2525.6" table:style-name="ce1">
            <text:p>2525.6</text:p>
          </table:table-cell>
          <table:table-cell office:value-type="float" office:value="-1" table:style-name="ce1">
            <text:p>-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0" table:style-name="ce1">
            <text:p>0</text:p>
          </table:table-cell>
          <table:table-cell office:value-type="float" office:value="204.1" table:style-name="ce1">
            <text:p>204.1</text:p>
          </table:table-cell>
          <table:table-cell table:number-columns-repeated="1636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7" table:style-name="ce1">
            <text:p>4347</text:p>
          </table:table-cell>
          <table:table-cell office:value-type="float" office:value="3642.2" table:style-name="ce1">
            <text:p>3642.2</text:p>
          </table:table-cell>
          <table:table-cell office:value-type="float" office:value="704.7" table:style-name="ce1">
            <text:p>70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1" table:style-name="ce1">
            <text:p>727.1</text:p>
          </table:table-cell>
          <table:table-cell office:value-type="float" office:value="2446.1999999999998" table:style-name="ce1">
            <text:p>2446.2</text:p>
          </table:table-cell>
          <table:table-cell office:value-type="float" office:value="-1" table:style-name="ce1">
            <text:p>-1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218.3" table:style-name="ce1">
            <text:p>218.3</text:p>
          </table:table-cell>
          <table:table-cell table:number-columns-repeated="1636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2.6000000000004" table:style-name="ce1">
            <text:p>4352.6</text:p>
          </table:table-cell>
          <table:table-cell office:value-type="float" office:value="3647.8" table:style-name="ce1">
            <text:p>3647.8</text:p>
          </table:table-cell>
          <table:table-cell office:value-type="float" office:value="704.8" table:style-name="ce1">
            <text:p>70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1" table:style-name="ce1">
            <text:p>727.1</text:p>
          </table:table-cell>
          <table:table-cell office:value-type="float" office:value="2440.5" table:style-name="ce1">
            <text:p>2440.5</text:p>
          </table:table-cell>
          <table:table-cell office:value-type="float" office:value="-1" table:style-name="ce1">
            <text:p>-1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218.4" table:style-name="ce1">
            <text:p>218.4</text:p>
          </table:table-cell>
          <table:table-cell table:number-columns-repeated="1636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57.1000000000004" table:style-name="ce1">
            <text:p>4157.1</text:p>
          </table:table-cell>
          <table:table-cell office:value-type="float" office:value="3453.7" table:style-name="ce1">
            <text:p>3453.7</text:p>
          </table:table-cell>
          <table:table-cell office:value-type="float" office:value="703.4" table:style-name="ce1">
            <text:p>70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2" table:style-name="ce1">
            <text:p>778.2</text:p>
          </table:table-cell>
          <table:table-cell office:value-type="float" office:value="2631" table:style-name="ce1">
            <text:p>2631</text:p>
          </table:table-cell>
          <table:table-cell office:value-type="float" office:value="-1" table:style-name="ce1">
            <text:p>-1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221.6" table:style-name="ce1">
            <text:p>221.6</text:p>
          </table:table-cell>
          <table:table-cell table:number-columns-repeated="1636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66" table:style-name="ce1">
            <text:p>4166</text:p>
          </table:table-cell>
          <table:table-cell office:value-type="float" office:value="3462.5" table:style-name="ce1">
            <text:p>3462.5</text:p>
          </table:table-cell>
          <table:table-cell office:value-type="float" office:value="703.5" table:style-name="ce1">
            <text:p>70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1.4" table:style-name="ce1">
            <text:p>781.4</text:p>
          </table:table-cell>
          <table:table-cell office:value-type="float" office:value="2620.6999999999998" table:style-name="ce1">
            <text:p>2620.7</text:p>
          </table:table-cell>
          <table:table-cell office:value-type="float" office:value="-1" table:style-name="ce1">
            <text:p>-1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221.9" table:style-name="ce1">
            <text:p>221.9</text:p>
          </table:table-cell>
          <table:table-cell table:number-columns-repeated="1636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4.8" table:style-name="ce1">
            <text:p>4204.8</text:p>
          </table:table-cell>
          <table:table-cell office:value-type="float" office:value="3501.1" table:style-name="ce1">
            <text:p>3501.1</text:p>
          </table:table-cell>
          <table:table-cell office:value-type="float" office:value="703.6" table:style-name="ce1">
            <text:p>70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1" table:style-name="ce1">
            <text:p>738.1</text:p>
          </table:table-cell>
          <table:table-cell office:value-type="float" office:value="2590.8000000000002" table:style-name="ce1">
            <text:p>2590.8</text:p>
          </table:table-cell>
          <table:table-cell office:value-type="float" office:value="-1" table:style-name="ce1">
            <text:p>-1</text:p>
          </table:table-cell>
          <table:table-cell office:value-type="float" office:value="41.4" table:style-name="ce1">
            <text:p>41.4</text:p>
          </table:table-cell>
          <table:table-cell office:value-type="float" office:value="0" table:style-name="ce1">
            <text:p>0</text:p>
          </table:table-cell>
          <table:table-cell office:value-type="float" office:value="214.1" table:style-name="ce1">
            <text:p>214.1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68056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11111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54167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5911.2" table:style-name="ce1">
            <text:p>5911.2</text:p>
          </table:table-cell>
          <table:table-cell office:value-type="float" office:value="291.89999999999998" table:style-name="ce1">
            <text:p>291.9</text:p>
          </table:table-cell>
          <table:table-cell office:value-type="float" office:value="5911.2" table:style-name="ce1">
            <text:p>5911.2</text:p>
          </table:table-cell>
          <table:table-cell office:value-type="float" office:value="749.8" table:style-name="ce1">
            <text:p>749.8</text:p>
          </table:table-cell>
          <table:table-cell office:value-type="float" office:value="11822.4" table:style-name="ce1">
            <text:p>11822.4</text:p>
          </table:table-cell>
          <table:table-cell office:value-type="float" office:value="1041.6999999999998" table:style-name="ce1">
            <text:p>1041.7</text:p>
          </table:table-cell>
          <table:table-cell office:value-type="float" office:value="6203.0999999999995" table:style-name="ce1">
            <text:p>6203.1</text:p>
          </table:table-cell>
          <table:table-cell office:value-type="float" office:value="-6661" table:style-name="ce1">
            <text:p>-6661</text:p>
          </table:table-cell>
          <table:table-cell table:number-columns-repeated="16375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11650.7" table:style-name="ce1">
            <text:p>11650.7</text:p>
          </table:table-cell>
          <table:table-cell office:value-type="float" office:value="0.4" table:style-name="ce1">
            <text:p>0.4</text:p>
          </table:table-cell>
          <table:table-cell office:value-type="float" office:value="11650.7" table:style-name="ce1">
            <text:p>11650.7</text:p>
          </table:table-cell>
          <table:table-cell office:value-type="float" office:value="0" table:style-name="ce1">
            <text:p>0</text:p>
          </table:table-cell>
          <table:table-cell office:value-type="float" office:value="23301.4" table:style-name="ce1">
            <text:p>23301.4</text:p>
          </table:table-cell>
          <table:table-cell office:value-type="float" office:value="0.4" table:style-name="ce1">
            <text:p>0.4</text:p>
          </table:table-cell>
          <table:table-cell office:value-type="float" office:value="11651.1" table:style-name="ce1">
            <text:p>11651.1</text:p>
          </table:table-cell>
          <table:table-cell office:value-type="float" office:value="-11650.7" table:style-name="ce1">
            <text:p>-11650.7</text:p>
          </table:table-cell>
          <table:table-cell table:number-columns-repeated="16375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3988.3" table:style-name="ce1">
            <text:p>3988.3</text:p>
          </table:table-cell>
          <table:table-cell office:value-type="float" office:value="58.4" table:style-name="ce1">
            <text:p>58.4</text:p>
          </table:table-cell>
          <table:table-cell office:value-type="float" office:value="3988.3" table:style-name="ce1">
            <text:p>3988.3</text:p>
          </table:table-cell>
          <table:table-cell office:value-type="float" office:value="1797.2" table:style-name="ce1">
            <text:p>1797.2</text:p>
          </table:table-cell>
          <table:table-cell office:value-type="float" office:value="7976.6" table:style-name="ce1">
            <text:p>7976.6</text:p>
          </table:table-cell>
          <table:table-cell office:value-type="float" office:value="1855.6000000000001" table:style-name="ce1">
            <text:p>1855.6</text:p>
          </table:table-cell>
          <table:table-cell office:value-type="float" office:value="4046.7000000000003" table:style-name="ce1">
            <text:p>4046.7</text:p>
          </table:table-cell>
          <table:table-cell office:value-type="float" office:value="-5785.5" table:style-name="ce1">
            <text:p>-5785.5</text:p>
          </table:table-cell>
          <table:table-cell table:number-columns-repeated="16375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984.9" table:style-name="ce1">
            <text:p>2984.9</text:p>
          </table:table-cell>
          <table:table-cell office:value-type="float" office:value="12.9" table:style-name="ce1">
            <text:p>12.9</text:p>
          </table:table-cell>
          <table:table-cell office:value-type="float" office:value="2984.9" table:style-name="ce1">
            <text:p>2984.9</text:p>
          </table:table-cell>
          <table:table-cell office:value-type="float" office:value="178" table:style-name="ce1">
            <text:p>178</text:p>
          </table:table-cell>
          <table:table-cell office:value-type="float" office:value="5969.8" table:style-name="ce1">
            <text:p>5969.8</text:p>
          </table:table-cell>
          <table:table-cell office:value-type="float" office:value="190.9" table:style-name="ce1">
            <text:p>190.9</text:p>
          </table:table-cell>
          <table:table-cell office:value-type="float" office:value="2997.8" table:style-name="ce1">
            <text:p>2997.8</text:p>
          </table:table-cell>
          <table:table-cell office:value-type="float" office:value="-3162.9" table:style-name="ce1">
            <text:p>-3162.9</text:p>
          </table:table-cell>
          <table:table-cell table:number-columns-repeated="16375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239.5" table:style-name="ce1">
            <text:p>1239.5</text:p>
          </table:table-cell>
          <table:table-cell office:value-type="float" office:value="21" table:style-name="ce1">
            <text:p>21</text:p>
          </table:table-cell>
          <table:table-cell office:value-type="float" office:value="1239.5" table:style-name="ce1">
            <text:p>1239.5</text:p>
          </table:table-cell>
          <table:table-cell office:value-type="float" office:value="163.5" table:style-name="ce1">
            <text:p>163.5</text:p>
          </table:table-cell>
          <table:table-cell office:value-type="float" office:value="2479" table:style-name="ce1">
            <text:p>2479</text:p>
          </table:table-cell>
          <table:table-cell office:value-type="float" office:value="184.5" table:style-name="ce1">
            <text:p>184.5</text:p>
          </table:table-cell>
          <table:table-cell office:value-type="float" office:value="1260.5" table:style-name="ce1">
            <text:p>1260.5</text:p>
          </table:table-cell>
          <table:table-cell office:value-type="float" office:value="-1403" table:style-name="ce1">
            <text:p>-140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295.7666666666673" table:formula="msoxl:=AVERAGE(B2:B7)" table:style-name="ce8">
            <text:p>4295.8</text:p>
          </table:table-cell>
          <table:table-cell office:value-type="float" office:value="64.11666666666666" table:formula="msoxl:=AVERAGE(C2:C7)" table:style-name="ce8">
            <text:p>64.1</text:p>
          </table:table-cell>
          <table:table-cell office:value-type="float" office:value="4295.7666666666673" table:formula="msoxl:=AVERAGE(D2:D7)" table:style-name="ce8">
            <text:p>4295.8</text:p>
          </table:table-cell>
          <table:table-cell office:value-type="float" office:value="481.45" table:formula="msoxl:=AVERAGE(E2:E7)" table:style-name="ce8">
            <text:p>481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348.7213595296644" table:formula="msoxl:=IF(B9=0,0,MAX(SUMPRODUCT(B2:B7,B2:B7)/SUM(B2:B7)-B9,0))" table:style-name="ce8">
            <text:p>3348.7</text:p>
          </table:table-cell>
          <table:table-cell office:value-type="float" office:value="167.81405857378047" table:formula="msoxl:=IF(C9=0,0,MAX(SUMPRODUCT(C2:C7,C2:C7)/SUM(C2:C7)-C9,0))" table:style-name="ce8">
            <text:p>167.8</text:p>
          </table:table-cell>
          <table:table-cell office:value-type="float" office:value="3348.7213595296644" table:formula="msoxl:=IF(D9=0,0,MAX(SUMPRODUCT(D2:D7,D2:D7)/SUM(D2:D7)-D9,0))" table:style-name="ce8">
            <text:p>3348.7</text:p>
          </table:table-cell>
          <table:table-cell office:value-type="float" office:value="851.5178298196422" table:formula="msoxl:=IF(E9=0,0,MAX(SUMPRODUCT(E2:E7,E2:E7)/SUM(E2:E7)-E9,0))" table:style-name="ce8">
            <text:p>851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06.211973803669" table:formula="msoxl:=ABS(MAX(B2:B7)-B9-B10)" table:style-name="ce8">
            <text:p>4006.2</text:p>
          </table:table-cell>
          <table:table-cell office:value-type="float" office:value="59.969274759552832" table:formula="msoxl:=ABS(MAX(C2:C7)-C9-C10)" table:style-name="ce8">
            <text:p>60.0</text:p>
          </table:table-cell>
          <table:table-cell office:value-type="float" office:value="4006.211973803669" table:formula="msoxl:=ABS(MAX(D2:D7)-D9-D10)" table:style-name="ce8">
            <text:p>4006.2</text:p>
          </table:table-cell>
          <table:table-cell office:value-type="float" office:value="464.2321701803578" table:formula="msoxl:=ABS(MAX(E2:E7)-E9-E10)" table:style-name="ce8">
            <text:p>464.2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68056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11111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18099.2" table:style-name="ce1">
            <text:p>18099.2</text:p>
          </table:table-cell>
          <table:table-cell office:value-type="float" office:value="822.8" table:style-name="ce1">
            <text:p>822.8</text:p>
          </table:table-cell>
          <table:table-cell office:value-type="float" office:value="18099.2" table:style-name="ce1">
            <text:p>18099.2</text:p>
          </table:table-cell>
          <table:table-cell office:value-type="float" office:value="1282.4000000000001" table:style-name="ce1">
            <text:p>1282.4</text:p>
          </table:table-cell>
          <table:table-cell table:number-columns-repeated="16379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39325.5" table:style-name="ce1">
            <text:p>39325.5</text:p>
          </table:table-cell>
          <table:table-cell office:value-type="float" office:value="7.3" table:style-name="ce1">
            <text:p>7.3</text:p>
          </table:table-cell>
          <table:table-cell office:value-type="float" office:value="39325.5" table:style-name="ce1">
            <text:p>39325.5</text:p>
          </table:table-cell>
          <table:table-cell office:value-type="float" office:value="0.1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13625.7" table:style-name="ce1">
            <text:p>13625.7</text:p>
          </table:table-cell>
          <table:table-cell office:value-type="float" office:value="505.4" table:style-name="ce1">
            <text:p>505.4</text:p>
          </table:table-cell>
          <table:table-cell office:value-type="float" office:value="13625.7" table:style-name="ce1">
            <text:p>13625.7</text:p>
          </table:table-cell>
          <table:table-cell office:value-type="float" office:value="1353.7" table:style-name="ce1">
            <text:p>1353.7</text:p>
          </table:table-cell>
          <table:table-cell table:number-columns-repeated="16379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9986" table:style-name="ce1">
            <text:p>9986</text:p>
          </table:table-cell>
          <table:table-cell office:value-type="float" office:value="72.2" table:style-name="ce1">
            <text:p>72.2</text:p>
          </table:table-cell>
          <table:table-cell office:value-type="float" office:value="9986" table:style-name="ce1">
            <text:p>9986</text:p>
          </table:table-cell>
          <table:table-cell office:value-type="float" office:value="155" table:style-name="ce1">
            <text:p>155</text:p>
          </table:table-cell>
          <table:table-cell table:number-columns-repeated="16379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4131.1000000000004" table:style-name="ce1">
            <text:p>4131.1</text:p>
          </table:table-cell>
          <table:table-cell office:value-type="float" office:value="96.1" table:style-name="ce1">
            <text:p>96.1</text:p>
          </table:table-cell>
          <table:table-cell office:value-type="float" office:value="4131.1000000000004" table:style-name="ce1">
            <text:p>4131.1</text:p>
          </table:table-cell>
          <table:table-cell office:value-type="float" office:value="171.5" table:style-name="ce1">
            <text:p>171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194.583333333334" table:formula="msoxl:=AVERAGE(B2:B7)" table:style-name="ce8">
            <text:p>14194.6</text:p>
          </table:table-cell>
          <table:table-cell office:value-type="float" office:value="250.93333333333328" table:formula="msoxl:=AVERAGE(C2:C7)" table:style-name="ce8">
            <text:p>250.9</text:p>
          </table:table-cell>
          <table:table-cell office:value-type="float" office:value="14194.583333333334" table:formula="msoxl:=AVERAGE(D2:D7)" table:style-name="ce8">
            <text:p>14194.6</text:p>
          </table:table-cell>
          <table:table-cell office:value-type="float" office:value="493.93333333333339" table:formula="msoxl:=AVERAGE(E2:E7)" table:style-name="ce8">
            <text:p>49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361.196448743163" table:formula="msoxl:=IF(B9=0,0,MAX(SUMPRODUCT(B2:B7,B2:B7)/SUM(B2:B7)-B9,0))" table:style-name="ce8">
            <text:p>11361.2</text:p>
          </table:table-cell>
          <table:table-cell office:value-type="float" office:value="378.00767357421194" table:formula="msoxl:=IF(C9=0,0,MAX(SUMPRODUCT(C2:C7,C2:C7)/SUM(C2:C7)-C9,0))" table:style-name="ce8">
            <text:p>378.0</text:p>
          </table:table-cell>
          <table:table-cell office:value-type="float" office:value="11361.196448743163" table:formula="msoxl:=IF(D9=0,0,MAX(SUMPRODUCT(D2:D7,D2:D7)/SUM(D2:D7)-D9,0))" table:style-name="ce8">
            <text:p>11361.2</text:p>
          </table:table-cell>
          <table:table-cell office:value-type="float" office:value="697.35142844288475" table:formula="msoxl:=IF(E9=0,0,MAX(SUMPRODUCT(E2:E7,E2:E7)/SUM(E2:E7)-E9,0))" table:style-name="ce8">
            <text:p>69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769.720217923501" table:formula="msoxl:=ABS(MAX(B2:B7)-B9-B10)" table:style-name="ce8">
            <text:p>13769.7</text:p>
          </table:table-cell>
          <table:table-cell office:value-type="float" office:value="193.85899309245474" table:formula="msoxl:=ABS(MAX(C2:C7)-C9-C10)" table:style-name="ce8">
            <text:p>193.9</text:p>
          </table:table-cell>
          <table:table-cell office:value-type="float" office:value="13769.720217923501" table:formula="msoxl:=ABS(MAX(D2:D7)-D9-D10)" table:style-name="ce8">
            <text:p>13769.7</text:p>
          </table:table-cell>
          <table:table-cell office:value-type="float" office:value="162.4152382237819" table:formula="msoxl:=ABS(MAX(E2:E7)-E9-E10)" table:style-name="ce8">
            <text:p>162.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68056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11111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54167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1768.1" table:style-name="ce1">
            <text:p>2176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43943.9" table:style-name="ce1">
            <text:p>4394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6024.7" table:style-name="ce1">
            <text:p>1602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5" table:style-name="ce1">
            <text:p>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1779.5" table:style-name="ce1">
            <text:p>1177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2" table:style-name="ce1">
            <text:p>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053.8" table:style-name="ce1">
            <text:p>505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68056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11111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99" table:style-name="ce1">
            <text:p>7699</text:p>
          </table:table-cell>
          <table:table-cell office:value-type="float" office:value="-1" table:style-name="ce1">
            <text:p>-1</text:p>
          </table:table-cell>
          <table:table-cell office:value-type="float" office:value="3576" table:style-name="ce1">
            <text:p>3576</text:p>
          </table:table-cell>
          <table:table-cell office:value-type="float" office:value="469" table:style-name="ce1">
            <text:p>469</text:p>
          </table:table-cell>
          <table:table-cell office:value-type="float" office:value="-1" table:style-name="ce1">
            <text:p>-1</text:p>
          </table:table-cell>
          <table:table-cell office:value-type="float" office:value="191575" table:style-name="ce1">
            <text:p>1915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30" table:style-name="ce1">
            <text:p>3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table:number-columns-repeated="16346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" table:style-name="ce1">
            <text:p>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" table:style-name="ce1">
            <text:p>1566</text:p>
          </table:table-cell>
          <table:table-cell office:value-type="float" office:value="0" table:style-name="ce1">
            <text:p>0</text:p>
          </table:table-cell>
          <table:table-cell office:value-type="float" office:value="-1199" table:style-name="ce1">
            <text:p>-1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1576" table:style-name="ce1">
            <text:p>-1915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94" table:style-name="ce1">
            <text:p>2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680" table:style-name="ce1">
            <text:p>196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" table:style-name="ce1">
            <text:p>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740" table:style-name="ce1">
            <text:p>-6740</text:p>
          </table:table-cell>
          <table:table-cell office:value-type="float" office:value="0" table:style-name="ce1">
            <text:p>0</text:p>
          </table:table-cell>
          <table:table-cell office:value-type="float" office:value="4087" table:style-name="ce1">
            <text:p>4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680" table:style-name="ce1">
            <text:p>-196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41" table:style-name="ce1">
            <text:p>41</text:p>
          </table:table-cell>
          <table:table-cell table:number-columns-repeated="16346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0" table:style-name="ce1">
            <text:p>0</text:p>
          </table:table-cell>
          <table:table-cell office:value-type="float" office:value="-4650" table:style-name="ce1">
            <text:p>-4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2" table:style-name="ce1">
            <text:p>422</text:p>
          </table:table-cell>
          <table:table-cell office:value-type="float" office:value="0" table:style-name="ce1">
            <text:p>0</text:p>
          </table:table-cell>
          <table:table-cell office:value-type="float" office:value="3047" table:style-name="ce1">
            <text:p>30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46M45.000S" table:style-name="ce9">
            <text:p>12:46:4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6M45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47M15.000S" table:style-name="ce9">
            <text:p>12:47:1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7M15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47M45.000S" table:style-name="ce9">
            <text:p>12:47:4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7M45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48M15.000S" table:style-name="ce9">
            <text:p>12:48:1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8M15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48M45.000S" table:style-name="ce9">
            <text:p>12:48:4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8M45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49M15.000S" table:style-name="ce9">
            <text:p>12:49:15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2H49M15.000S" table:style-name="ce10">
            <text:p>12:49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68056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2.1" table:style-name="ce1">
            <text:p>12.1</text:p>
          </table:table-cell>
          <table:table-cell office:value-type="float" office:value="2.8" table:style-name="ce1">
            <text:p>2.8</text:p>
          </table:table-cell>
          <table:table-cell office:value-type="float" office:value="0.5" table:style-name="ce1">
            <text:p>0.5</text:p>
          </table:table-cell>
          <table:table-cell office:value-type="float" office:value="84.6" table:style-name="ce1">
            <text:p>84.6</text:p>
          </table:table-cell>
          <table:table-cell office:value-type="float" office:value="14.899999999999999" table:style-name="ce1">
            <text:p>14.9</text:p>
          </table:table-cell>
          <table:table-cell table:number-columns-repeated="1637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53.6" table:style-name="ce1">
            <text:p>53.6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36.6" table:style-name="ce1">
            <text:p>36.6</text:p>
          </table:table-cell>
          <table:table-cell office:value-type="float" office:value="63.5" table:style-name="ce1">
            <text:p>63.5</text:p>
          </table:table-cell>
          <table:table-cell table:number-columns-repeated="1637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79.8" table:style-name="ce1">
            <text:p>79.8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43.3" table:style-name="ce1">
            <text:p>43.3</text:p>
          </table:table-cell>
          <table:table-cell office:value-type="float" office:value="16.7" table:style-name="ce1">
            <text:p>16.7</text:p>
          </table:table-cell>
          <table:table-cell office:value-type="float" office:value="0.7" table:style-name="ce1">
            <text:p>0.7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4.1" table:style-name="ce1">
            <text:p>24.1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51.1" table:style-name="ce1">
            <text:p>51.1</text:p>
          </table:table-cell>
          <table:table-cell office:value-type="float" office:value="48.8" table:style-name="ce1">
            <text:p>48.8</text:p>
          </table:table-cell>
          <table:table-cell table:number-columns-repeated="1637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3.8" table:style-name="ce1">
            <text:p>13.8</text:p>
          </table:table-cell>
          <table:table-cell office:value-type="float" office:value="22.7" table:style-name="ce1">
            <text:p>22.7</text:p>
          </table:table-cell>
          <table:table-cell office:value-type="float" office:value="0" table:style-name="ce1">
            <text:p>0</text:p>
          </table:table-cell>
          <table:table-cell office:value-type="float" office:value="63.5" table:style-name="ce1">
            <text:p>63.5</text:p>
          </table:table-cell>
          <table:table-cell office:value-type="float" office:value="36.5" table:style-name="ce1">
            <text:p>36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783333333333339" table:style-name="ce1">
            <text:p>37.78333333</text:p>
          </table:table-cell>
          <table:table-cell office:value-type="float" office:value="15.216666666666667" table:style-name="ce1">
            <text:p>15.21666667</text:p>
          </table:table-cell>
          <table:table-cell office:value-type="float" office:value="0.19999999999999998" table:style-name="ce1">
            <text:p>0.2</text:p>
          </table:table-cell>
          <table:table-cell office:value-type="float" office:value="46.79999999999999" table:style-name="ce1">
            <text:p>46.8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68056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2.8" table:style-name="ce1">
            <text:p>12.8</text:p>
          </table:table-cell>
          <table:table-cell office:value-type="float" office:value="2.7" table:style-name="ce1">
            <text:p>2.7</text:p>
          </table:table-cell>
          <table:table-cell office:value-type="float" office:value="0.6" table:style-name="ce1">
            <text:p>0.6</text:p>
          </table:table-cell>
          <table:table-cell office:value-type="float" office:value="83.9" table:style-name="ce1">
            <text:p>83.9</text:p>
          </table:table-cell>
          <table:table-cell office:value-type="float" office:value="15.5" table:style-name="ce1">
            <text:p>15.5</text:p>
          </table:table-cell>
          <table:table-cell table:number-columns-repeated="1637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61.9" table:style-name="ce1">
            <text:p>61.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28.8" table:style-name="ce1">
            <text:p>28.8</text:p>
          </table:table-cell>
          <table:table-cell office:value-type="float" office:value="71.2" table:style-name="ce1">
            <text:p>71.2</text:p>
          </table:table-cell>
          <table:table-cell table:number-columns-repeated="1637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83.7" table:style-name="ce1">
            <text:p>83.7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98.5" table:style-name="ce1">
            <text:p>98.5</text:p>
          </table:table-cell>
          <table:table-cell table:number-columns-repeated="1637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2.5" table:style-name="ce1">
            <text:p>22.5</text:p>
          </table:table-cell>
          <table:table-cell office:value-type="float" office:value="27.1" table:style-name="ce1">
            <text:p>27.1</text:p>
          </table:table-cell>
          <table:table-cell office:value-type="float" office:value="0" table:style-name="ce1">
            <text:p>0</text:p>
          </table:table-cell>
          <table:table-cell office:value-type="float" office:value="50.4" table:style-name="ce1">
            <text:p>50.4</text:p>
          </table:table-cell>
          <table:table-cell office:value-type="float" office:value="49.6" table:style-name="ce1">
            <text:p>49.6</text:p>
          </table:table-cell>
          <table:table-cell table:number-columns-repeated="1637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5.3" table:style-name="ce1">
            <text:p>15.3</text:p>
          </table:table-cell>
          <table:table-cell office:value-type="float" office:value="25.3" table:style-name="ce1">
            <text:p>25.3</text:p>
          </table:table-cell>
          <table:table-cell office:value-type="float" office:value="0" table:style-name="ce1">
            <text:p>0</text:p>
          </table:table-cell>
          <table:table-cell office:value-type="float" office:value="59.5" table:style-name="ce1">
            <text:p>59.5</text:p>
          </table:table-cell>
          <table:table-cell office:value-type="float" office:value="40.6" table:style-name="ce1">
            <text:p>40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533333333333339" table:style-name="ce1">
            <text:p>40.53333333</text:p>
          </table:table-cell>
          <table:table-cell office:value-type="float" office:value="16.366666666666667" table:style-name="ce1">
            <text:p>16.36666667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43.016666666666673" table:style-name="ce1">
            <text:p>43.01666667</text:p>
          </table:table-cell>
          <table:table-cell office:value-type="float" office:value="56.900000000000006" table:style-name="ce1">
            <text:p>56.9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68056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1.7" table:style-name="ce1">
            <text:p>11.7</text:p>
          </table:table-cell>
          <table:table-cell office:value-type="float" office:value="2.5" table:style-name="ce1">
            <text:p>2.5</text:p>
          </table:table-cell>
          <table:table-cell office:value-type="float" office:value="0.5" table:style-name="ce1">
            <text:p>0.5</text:p>
          </table:table-cell>
          <table:table-cell office:value-type="float" office:value="85.3" table:style-name="ce1">
            <text:p>85.3</text:p>
          </table:table-cell>
          <table:table-cell office:value-type="float" office:value="14.2" table:style-name="ce1">
            <text:p>14.2</text:p>
          </table:table-cell>
          <table:table-cell table:number-columns-repeated="1637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64.7" table:style-name="ce1">
            <text:p>64.7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24.9" table:style-name="ce1">
            <text:p>24.9</text:p>
          </table:table-cell>
          <table:table-cell office:value-type="float" office:value="75" table:style-name="ce1">
            <text:p>75</text:p>
          </table:table-cell>
          <table:table-cell table:number-columns-repeated="1637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51.6" table:style-name="ce1">
            <text:p>51.6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67.099999999999994" table:style-name="ce1">
            <text:p>67.1</text:p>
          </table:table-cell>
          <table:table-cell table:number-columns-repeated="1637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3.3" table:style-name="ce1">
            <text:p>23.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0.2" table:style-name="ce1">
            <text:p>0.2</text:p>
          </table:table-cell>
          <table:table-cell office:value-type="float" office:value="56.6" table:style-name="ce1">
            <text:p>56.6</text:p>
          </table:table-cell>
          <table:table-cell office:value-type="float" office:value="43.2" table:style-name="ce1">
            <text:p>43.2</text:p>
          </table:table-cell>
          <table:table-cell table:number-columns-repeated="1637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2.4" table:style-name="ce1">
            <text:p>12.4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65.2" table:style-name="ce1">
            <text:p>65.2</text:p>
          </table:table-cell>
          <table:table-cell office:value-type="float" office:value="34.799999999999997" table:style-name="ce1">
            <text:p>34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466666666666669" table:style-name="ce1">
            <text:p>40.46666667</text:p>
          </table:table-cell>
          <table:table-cell office:value-type="float" office:value="14.299999999999999" table:style-name="ce1">
            <text:p>14.3</text:p>
          </table:table-cell>
          <table:table-cell office:value-type="float" office:value="0.11666666666666665" table:style-name="ce1">
            <text:p>0.116666667</text:p>
          </table:table-cell>
          <table:table-cell office:value-type="float" office:value="45.099999999999994" table:style-name="ce1">
            <text:p>45.1</text:p>
          </table:table-cell>
          <table:table-cell office:value-type="float" office:value="54.766666666666673" table:style-name="ce1">
            <text:p>54.7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68056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2H46M45.000S" table:style-name="ce9">
            <text:p>12:46:45</text:p>
          </table:table-cell>
          <table:table-cell office:value-type="float" office:value="10.5" table:style-name="ce1">
            <text:p>10.5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86.9" table:style-name="ce1">
            <text:p>86.9</text:p>
          </table:table-cell>
          <table:table-cell office:value-type="float" office:value="12.9" table:style-name="ce1">
            <text:p>12.9</text:p>
          </table:table-cell>
          <table:table-cell table:number-columns-repeated="16378"/>
        </table:table-row>
        <table:table-row table:style-name="ro1">
          <table:table-cell office:value-type="time" office:time-value="PT985812H47M15.000S" table:style-name="ce9">
            <text:p>12:47:15</text:p>
          </table:table-cell>
          <table:table-cell office:value-type="float" office:value="60.5" table:style-name="ce1">
            <text:p>60.5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5812H47M45.000S" table:style-name="ce9">
            <text:p>12:47:4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5.8" table:style-name="ce1">
            <text:p>5.8</text:p>
          </table:table-cell>
          <table:table-cell office:value-type="float" office:value="94.2" table:style-name="ce1">
            <text:p>94.2</text:p>
          </table:table-cell>
          <table:table-cell table:number-columns-repeated="16378"/>
        </table:table-row>
        <table:table-row table:style-name="ro1">
          <table:table-cell office:value-type="time" office:time-value="PT985812H48M15.000S" table:style-name="ce9">
            <text:p>12:48:15</text:p>
          </table:table-cell>
          <table:table-cell office:value-type="float" office:value="46.5" table:style-name="ce1">
            <text:p>46.5</text:p>
          </table:table-cell>
          <table:table-cell office:value-type="float" office:value="21.1" table:style-name="ce1">
            <text:p>21.1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67.599999999999994" table:style-name="ce1">
            <text:p>67.6</text:p>
          </table:table-cell>
          <table:table-cell table:number-columns-repeated="16378"/>
        </table:table-row>
        <table:table-row table:style-name="ro1">
          <table:table-cell office:value-type="time" office:time-value="PT985812H48M45.000S" table:style-name="ce9">
            <text:p>12:48:45</text:p>
          </table:table-cell>
          <table:table-cell office:value-type="float" office:value="23.2" table:style-name="ce1">
            <text:p>23.2</text:p>
          </table:table-cell>
          <table:table-cell office:value-type="float" office:value="25.3" table:style-name="ce1">
            <text:p>25.3</text:p>
          </table:table-cell>
          <table:table-cell office:value-type="float" office:value="0" table:style-name="ce1">
            <text:p>0</text:p>
          </table:table-cell>
          <table:table-cell office:value-type="float" office:value="51.4" table:style-name="ce1">
            <text:p>51.4</text:p>
          </table:table-cell>
          <table:table-cell office:value-type="float" office:value="48.5" table:style-name="ce1">
            <text:p>48.5</text:p>
          </table:table-cell>
          <table:table-cell table:number-columns-repeated="16378"/>
        </table:table-row>
        <table:table-row table:style-name="ro1">
          <table:table-cell office:value-type="time" office:time-value="PT985812H49M15.000S" table:style-name="ce9">
            <text:p>12:49:15</text:p>
          </table:table-cell>
          <table:table-cell office:value-type="float" office:value="15.2" table:style-name="ce1">
            <text:p>15.2</text:p>
          </table:table-cell>
          <table:table-cell office:value-type="float" office:value="26.1" table:style-name="ce1">
            <text:p>26.1</text:p>
          </table:table-cell>
          <table:table-cell office:value-type="float" office:value="0.1" table:style-name="ce1">
            <text:p>0.1</text:p>
          </table:table-cell>
          <table:table-cell office:value-type="float" office:value="58.6" table:style-name="ce1">
            <text:p>58.6</text:p>
          </table:table-cell>
          <table:table-cell office:value-type="float" office:value="41.3" table:style-name="ce1">
            <text:p>41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9.216666666666661" table:style-name="ce1">
            <text:p>39.21666667</text:p>
          </table:table-cell>
          <table:table-cell office:value-type="float" office:value="16.666666666666668" table:style-name="ce1">
            <text:p>16.6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44.06666666666667" table:style-name="ce1">
            <text:p>44.06666667</text:p>
          </table:table-cell>
          <table:table-cell office:value-type="float" office:value="55.883333333333333" table:style-name="ce1">
            <text:p>55.8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53:17Z</meta:creation-date>
    <dc:date>2012-06-15T10:53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39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39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39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39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39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39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39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